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lock Type</text:p>
          </table:table-cell>
          <table:table-cell table:style-name="ce1" office:value-type="string" calcext:value-type="string">
            <text:p>96we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SYBR_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File Name</text:p>
          </table:table-cell>
          <table:table-cell table:style-name="ce1" office:value-type="string" calcext:value-type="string">
            <text:p>C:\Documents and Settings\Administrator\Desktop\BinHe\20170927_Ex009-3_batch_all_quant2.e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Run End Time</text:p>
          </table:table-cell>
          <table:table-cell table:style-name="ce1" office:value-type="string" calcext:value-type="string">
            <text:p>2017-09-27 14:46:09 PM ED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steponepl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 Referenc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т</text:p>
          </table:table-cell>
          <table:table-cell table:style-name="ce1" office:value-type="string" calcext:value-type="string">
            <text:p>Cт Mean</text:p>
          </table:table-cell>
          <table:table-cell table:style-name="ce1" office:value-type="string" calcext:value-type="string">
            <text:p>Cт S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Quantity Mean</text:p>
          </table:table-cell>
          <table:table-cell table:style-name="ce1" office:value-type="string" calcext:value-type="string">
            <text:p>Quantity S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MPNC</text:p>
          </table:table-cell>
          <table:table-cell table:style-name="ce1" office:value-type="string" calcext:value-type="string">
            <text:p>HIGHSD</text:p>
          </table:table-cell>
          <table:table-cell table:style-name="ce1" office:value-type="string" calcext:value-type="string">
            <text:p>OUTLIERRG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9.40707302093506" calcext:value-type="float">
            <text:p>9.4070730209</text:p>
          </table:table-cell>
          <table:table-cell table:style-name="ce1" office:value-type="float" office:value="9.21383666992188" calcext:value-type="float">
            <text:p>9.2138366699</text:p>
          </table:table-cell>
          <table:table-cell table:style-name="ce1" office:value-type="float" office:value="0.168659269809723" calcext:value-type="float">
            <text:p>0.168659269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9.09622478485107" calcext:value-type="float">
            <text:p>9.0962247849</text:p>
          </table:table-cell>
          <table:table-cell table:style-name="ce1" office:value-type="float" office:value="9.21383666992188" calcext:value-type="float">
            <text:p>9.2138366699</text:p>
          </table:table-cell>
          <table:table-cell table:style-name="ce1" office:value-type="float" office:value="0.168659269809723" calcext:value-type="float">
            <text:p>0.168659269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9.13821220397949" calcext:value-type="float">
            <text:p>9.138212204</text:p>
          </table:table-cell>
          <table:table-cell table:style-name="ce1" office:value-type="float" office:value="9.21383666992188" calcext:value-type="float">
            <text:p>9.2138366699</text:p>
          </table:table-cell>
          <table:table-cell table:style-name="ce1" office:value-type="float" office:value="0.168659269809723" calcext:value-type="float">
            <text:p>0.168659269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2571420669556" calcext:value-type="float">
            <text:p>13.257142067</text:p>
          </table:table-cell>
          <table:table-cell table:style-name="ce1" office:value-type="float" office:value="13.2878351211548" calcext:value-type="float">
            <text:p>13.2878351212</text:p>
          </table:table-cell>
          <table:table-cell table:style-name="ce1" office:value-type="float" office:value="0.0293192304670811" calcext:value-type="float">
            <text:p>0.0293192305</text:p>
          </table:table-cell>
          <table:table-cell table:style-name="ce1" office:value-type="float" office:value="0.570822834968567" calcext:value-type="float">
            <text:p>0.570822835</text:p>
          </table:table-cell>
          <table:table-cell table:style-name="ce1" office:value-type="float" office:value="0.559371650218964" calcext:value-type="float">
            <text:p>0.5593716502</text:p>
          </table:table-cell>
          <table:table-cell table:style-name="ce1" office:value-type="float" office:value="0.0109111126512289" calcext:value-type="float">
            <text:p>0.010911112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290810585022" calcext:value-type="float">
            <text:p>13.290810585</text:p>
          </table:table-cell>
          <table:table-cell table:style-name="ce1" office:value-type="float" office:value="13.2878351211548" calcext:value-type="float">
            <text:p>13.2878351212</text:p>
          </table:table-cell>
          <table:table-cell table:style-name="ce1" office:value-type="float" office:value="0.0293192304670811" calcext:value-type="float">
            <text:p>0.0293192305</text:p>
          </table:table-cell>
          <table:table-cell table:style-name="ce1" office:value-type="float" office:value="0.558196485042572" calcext:value-type="float">
            <text:p>0.558196485</text:p>
          </table:table-cell>
          <table:table-cell table:style-name="ce1" office:value-type="float" office:value="0.559371650218964" calcext:value-type="float">
            <text:p>0.5593716502</text:p>
          </table:table-cell>
          <table:table-cell table:style-name="ce1" office:value-type="float" office:value="0.0109111126512289" calcext:value-type="float">
            <text:p>0.010911112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3155536651611" calcext:value-type="float">
            <text:p>13.3155536652</text:p>
          </table:table-cell>
          <table:table-cell table:style-name="ce1" office:value-type="float" office:value="13.2878351211548" calcext:value-type="float">
            <text:p>13.2878351212</text:p>
          </table:table-cell>
          <table:table-cell table:style-name="ce1" office:value-type="float" office:value="0.0293192304670811" calcext:value-type="float">
            <text:p>0.0293192305</text:p>
          </table:table-cell>
          <table:table-cell table:style-name="ce1" office:value-type="float" office:value="0.549095749855042" calcext:value-type="float">
            <text:p>0.5490957499</text:p>
          </table:table-cell>
          <table:table-cell table:style-name="ce1" office:value-type="float" office:value="0.559371650218964" calcext:value-type="float">
            <text:p>0.5593716502</text:p>
          </table:table-cell>
          <table:table-cell table:style-name="ce1" office:value-type="float" office:value="0.0109111126512289" calcext:value-type="float">
            <text:p>0.010911112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5391330718994" calcext:value-type="float">
            <text:p>12.5391330719</text:p>
          </table:table-cell>
          <table:table-cell table:style-name="ce1" office:value-type="float" office:value="12.5664777755737" calcext:value-type="float">
            <text:p>12.5664777756</text:p>
          </table:table-cell>
          <table:table-cell table:style-name="ce1" office:value-type="float" office:value="0.0379241183400154" calcext:value-type="float">
            <text:p>0.0379241183</text:p>
          </table:table-cell>
          <table:table-cell table:style-name="ce1" office:value-type="float" office:value="0.919740080833435" calcext:value-type="float">
            <text:p>0.9197400808</text:p>
          </table:table-cell>
          <table:table-cell table:style-name="ce1" office:value-type="float" office:value="0.903372764587402" calcext:value-type="float">
            <text:p>0.9033727646</text:p>
          </table:table-cell>
          <table:table-cell table:style-name="ce1" office:value-type="float" office:value="0.022609356790781" calcext:value-type="float">
            <text:p>0.022609356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5505285263062" calcext:value-type="float">
            <text:p>12.5505285263</text:p>
          </table:table-cell>
          <table:table-cell table:style-name="ce1" office:value-type="float" office:value="12.5664777755737" calcext:value-type="float">
            <text:p>12.5664777756</text:p>
          </table:table-cell>
          <table:table-cell table:style-name="ce1" office:value-type="float" office:value="0.0379241183400154" calcext:value-type="float">
            <text:p>0.0379241183</text:p>
          </table:table-cell>
          <table:table-cell table:style-name="ce1" office:value-type="float" office:value="0.91280335187912" calcext:value-type="float">
            <text:p>0.9128033519</text:p>
          </table:table-cell>
          <table:table-cell table:style-name="ce1" office:value-type="float" office:value="0.903372764587402" calcext:value-type="float">
            <text:p>0.9033727646</text:p>
          </table:table-cell>
          <table:table-cell table:style-name="ce1" office:value-type="float" office:value="0.022609356790781" calcext:value-type="float">
            <text:p>0.022609356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6097717285156" calcext:value-type="float">
            <text:p>12.6097717285</text:p>
          </table:table-cell>
          <table:table-cell table:style-name="ce1" office:value-type="float" office:value="12.5664777755737" calcext:value-type="float">
            <text:p>12.5664777756</text:p>
          </table:table-cell>
          <table:table-cell table:style-name="ce1" office:value-type="float" office:value="0.0379241183400154" calcext:value-type="float">
            <text:p>0.0379241183</text:p>
          </table:table-cell>
          <table:table-cell table:style-name="ce1" office:value-type="float" office:value="0.877574682235718" calcext:value-type="float">
            <text:p>0.8775746822</text:p>
          </table:table-cell>
          <table:table-cell table:style-name="ce1" office:value-type="float" office:value="0.903372764587402" calcext:value-type="float">
            <text:p>0.9033727646</text:p>
          </table:table-cell>
          <table:table-cell table:style-name="ce1" office:value-type="float" office:value="0.022609356790781" calcext:value-type="float">
            <text:p>0.022609356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2.1936092376709" calcext:value-type="float">
            <text:p>12.1936092377</text:p>
          </table:table-cell>
          <table:table-cell table:style-name="ce1" office:value-type="float" office:value="12.1290788650513" calcext:value-type="float">
            <text:p>12.1290788651</text:p>
          </table:table-cell>
          <table:table-cell table:style-name="ce1" office:value-type="float" office:value="0.0707427635788918" calcext:value-type="float">
            <text:p>0.07074276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2.1401872634888" calcext:value-type="float">
            <text:p>12.1401872635</text:p>
          </table:table-cell>
          <table:table-cell table:style-name="ce1" office:value-type="float" office:value="12.1290788650513" calcext:value-type="float">
            <text:p>12.1290788651</text:p>
          </table:table-cell>
          <table:table-cell table:style-name="ce1" office:value-type="float" office:value="0.0707427635788918" calcext:value-type="float">
            <text:p>0.07074276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2.0534381866455" calcext:value-type="float">
            <text:p>12.0534381866</text:p>
          </table:table-cell>
          <table:table-cell table:style-name="ce1" office:value-type="float" office:value="12.1290788650513" calcext:value-type="float">
            <text:p>12.1290788651</text:p>
          </table:table-cell>
          <table:table-cell table:style-name="ce1" office:value-type="float" office:value="0.0707427635788918" calcext:value-type="float">
            <text:p>0.07074276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2781658172607" calcext:value-type="float">
            <text:p>13.2781658173</text:p>
          </table:table-cell>
          <table:table-cell table:style-name="ce1" office:value-type="float" office:value="13.2794694900513" calcext:value-type="float">
            <text:p>13.2794694901</text:p>
          </table:table-cell>
          <table:table-cell table:style-name="ce1" office:value-type="float" office:value="0.0430198274552822" calcext:value-type="float">
            <text:p>0.0430198275</text:p>
          </table:table-cell>
          <table:table-cell table:style-name="ce1" office:value-type="float" office:value="0.562905430793762" calcext:value-type="float">
            <text:p>0.5629054308</text:p>
          </table:table-cell>
          <table:table-cell table:style-name="ce1" office:value-type="float" office:value="0.562570869922638" calcext:value-type="float">
            <text:p>0.5625708699</text:p>
          </table:table-cell>
          <table:table-cell table:style-name="ce1" office:value-type="float" office:value="0.0160663928836584" calcext:value-type="float">
            <text:p>0.016066392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237117767334" calcext:value-type="float">
            <text:p>13.2371177673</text:p>
          </table:table-cell>
          <table:table-cell table:style-name="ce1" office:value-type="float" office:value="13.2794694900513" calcext:value-type="float">
            <text:p>13.2794694901</text:p>
          </table:table-cell>
          <table:table-cell table:style-name="ce1" office:value-type="float" office:value="0.0430198274552822" calcext:value-type="float">
            <text:p>0.0430198275</text:p>
          </table:table-cell>
          <table:table-cell table:style-name="ce1" office:value-type="float" office:value="0.578467309474945" calcext:value-type="float">
            <text:p>0.5784673095</text:p>
          </table:table-cell>
          <table:table-cell table:style-name="ce1" office:value-type="float" office:value="0.562570869922638" calcext:value-type="float">
            <text:p>0.5625708699</text:p>
          </table:table-cell>
          <table:table-cell table:style-name="ce1" office:value-type="float" office:value="0.0160663928836584" calcext:value-type="float">
            <text:p>0.016066392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323127746582" calcext:value-type="float">
            <text:p>13.3231277466</text:p>
          </table:table-cell>
          <table:table-cell table:style-name="ce1" office:value-type="float" office:value="13.2794694900513" calcext:value-type="float">
            <text:p>13.2794694901</text:p>
          </table:table-cell>
          <table:table-cell table:style-name="ce1" office:value-type="float" office:value="0.0430198274552822" calcext:value-type="float">
            <text:p>0.0430198275</text:p>
          </table:table-cell>
          <table:table-cell table:style-name="ce1" office:value-type="float" office:value="0.546339750289917" calcext:value-type="float">
            <text:p>0.5463397503</text:p>
          </table:table-cell>
          <table:table-cell table:style-name="ce1" office:value-type="float" office:value="0.562570869922638" calcext:value-type="float">
            <text:p>0.5625708699</text:p>
          </table:table-cell>
          <table:table-cell table:style-name="ce1" office:value-type="float" office:value="0.0160663928836584" calcext:value-type="float">
            <text:p>0.016066392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3045644760132" calcext:value-type="float">
            <text:p>12.304564476</text:p>
          </table:table-cell>
          <table:table-cell table:style-name="ce1" office:value-type="float" office:value="12.3289918899536" calcext:value-type="float">
            <text:p>12.32899189</text:p>
          </table:table-cell>
          <table:table-cell table:style-name="ce1" office:value-type="float" office:value="0.0930356830358505" calcext:value-type="float">
            <text:p>0.093035683</text:p>
          </table:table-cell>
          <table:table-cell table:style-name="ce1" office:value-type="float" office:value="1.07484066486359" calcext:value-type="float">
            <text:p>1.0748406649</text:p>
          </table:table-cell>
          <table:table-cell table:style-name="ce1" office:value-type="float" office:value="1.05887520313263" calcext:value-type="float">
            <text:p>1.0588752031</text:p>
          </table:table-cell>
          <table:table-cell table:style-name="ce1" office:value-type="float" office:value="0.0646717324852943" calcext:value-type="float">
            <text:p>0.064671732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2506074905396" calcext:value-type="float">
            <text:p>12.2506074905</text:p>
          </table:table-cell>
          <table:table-cell table:style-name="ce1" office:value-type="float" office:value="12.3289918899536" calcext:value-type="float">
            <text:p>12.32899189</text:p>
          </table:table-cell>
          <table:table-cell table:style-name="ce1" office:value-type="float" office:value="0.0930356830358505" calcext:value-type="float">
            <text:p>0.093035683</text:p>
          </table:table-cell>
          <table:table-cell table:style-name="ce1" office:value-type="float" office:value="1.11406886577606" calcext:value-type="float">
            <text:p>1.1140688658</text:p>
          </table:table-cell>
          <table:table-cell table:style-name="ce1" office:value-type="float" office:value="1.05887520313263" calcext:value-type="float">
            <text:p>1.0588752031</text:p>
          </table:table-cell>
          <table:table-cell table:style-name="ce1" office:value-type="float" office:value="0.0646717324852943" calcext:value-type="float">
            <text:p>0.064671732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4318046569824" calcext:value-type="float">
            <text:p>12.431804657</text:p>
          </table:table-cell>
          <table:table-cell table:style-name="ce1" office:value-type="float" office:value="12.3289918899536" calcext:value-type="float">
            <text:p>12.32899189</text:p>
          </table:table-cell>
          <table:table-cell table:style-name="ce1" office:value-type="float" office:value="0.0930356830358505" calcext:value-type="float">
            <text:p>0.093035683</text:p>
          </table:table-cell>
          <table:table-cell table:style-name="ce1" office:value-type="float" office:value="0.987716019153595" calcext:value-type="float">
            <text:p>0.9877160192</text:p>
          </table:table-cell>
          <table:table-cell table:style-name="ce1" office:value-type="float" office:value="1.05887520313263" calcext:value-type="float">
            <text:p>1.0588752031</text:p>
          </table:table-cell>
          <table:table-cell table:style-name="ce1" office:value-type="float" office:value="0.0646717324852943" calcext:value-type="float">
            <text:p>0.064671732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5.6796464920044" calcext:value-type="float">
            <text:p>15.679646492</text:p>
          </table:table-cell>
          <table:table-cell table:style-name="ce1" office:value-type="float" office:value="15.6480855941772" calcext:value-type="float">
            <text:p>15.6480855942</text:p>
          </table:table-cell>
          <table:table-cell table:style-name="ce1" office:value-type="float" office:value="0.0575547628104687" calcext:value-type="float">
            <text:p>0.057554762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5.6829557418823" calcext:value-type="float">
            <text:p>15.6829557419</text:p>
          </table:table-cell>
          <table:table-cell table:style-name="ce1" office:value-type="float" office:value="15.6480855941772" calcext:value-type="float">
            <text:p>15.6480855942</text:p>
          </table:table-cell>
          <table:table-cell table:style-name="ce1" office:value-type="float" office:value="0.0575547628104687" calcext:value-type="float">
            <text:p>0.057554762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5.581654548645" calcext:value-type="float">
            <text:p>15.5816545486</text:p>
          </table:table-cell>
          <table:table-cell table:style-name="ce1" office:value-type="float" office:value="15.6480855941772" calcext:value-type="float">
            <text:p>15.6480855942</text:p>
          </table:table-cell>
          <table:table-cell table:style-name="ce1" office:value-type="float" office:value="0.0575547628104687" calcext:value-type="float">
            <text:p>0.057554762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6501770019531" calcext:value-type="float">
            <text:p>12.650177002</text:p>
          </table:table-cell>
          <table:table-cell table:style-name="ce1" office:value-type="float" office:value="12.6902084350586" calcext:value-type="float">
            <text:p>12.6902084351</text:p>
          </table:table-cell>
          <table:table-cell table:style-name="ce1" office:value-type="float" office:value="0.0384439714252949" calcext:value-type="float">
            <text:p>0.0384439714</text:p>
          </table:table-cell>
          <table:table-cell table:style-name="ce1" office:value-type="float" office:value="0.854330956935883" calcext:value-type="float">
            <text:p>0.8543309569</text:p>
          </table:table-cell>
          <table:table-cell table:style-name="ce1" office:value-type="float" office:value="0.832090675830841" calcext:value-type="float">
            <text:p>0.8320906758</text:p>
          </table:table-cell>
          <table:table-cell table:style-name="ce1" office:value-type="float" office:value="0.0212859082967043" calcext:value-type="float">
            <text:p>0.021285908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6936082839966" calcext:value-type="float">
            <text:p>12.693608284</text:p>
          </table:table-cell>
          <table:table-cell table:style-name="ce1" office:value-type="float" office:value="12.6902084350586" calcext:value-type="float">
            <text:p>12.6902084351</text:p>
          </table:table-cell>
          <table:table-cell table:style-name="ce1" office:value-type="float" office:value="0.0384439714252949" calcext:value-type="float">
            <text:p>0.0384439714</text:p>
          </table:table-cell>
          <table:table-cell table:style-name="ce1" office:value-type="float" office:value="0.830032527446747" calcext:value-type="float">
            <text:p>0.8300325274</text:p>
          </table:table-cell>
          <table:table-cell table:style-name="ce1" office:value-type="float" office:value="0.832090675830841" calcext:value-type="float">
            <text:p>0.8320906758</text:p>
          </table:table-cell>
          <table:table-cell table:style-name="ce1" office:value-type="float" office:value="0.0212859082967043" calcext:value-type="float">
            <text:p>0.021285908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7268390655518" calcext:value-type="float">
            <text:p>12.7268390656</text:p>
          </table:table-cell>
          <table:table-cell table:style-name="ce1" office:value-type="float" office:value="12.6902084350586" calcext:value-type="float">
            <text:p>12.6902084351</text:p>
          </table:table-cell>
          <table:table-cell table:style-name="ce1" office:value-type="float" office:value="0.0384439714252949" calcext:value-type="float">
            <text:p>0.0384439714</text:p>
          </table:table-cell>
          <table:table-cell table:style-name="ce1" office:value-type="float" office:value="0.811908662319183" calcext:value-type="float">
            <text:p>0.8119086623</text:p>
          </table:table-cell>
          <table:table-cell table:style-name="ce1" office:value-type="float" office:value="0.832090675830841" calcext:value-type="float">
            <text:p>0.8320906758</text:p>
          </table:table-cell>
          <table:table-cell table:style-name="ce1" office:value-type="float" office:value="0.0212859082967043" calcext:value-type="float">
            <text:p>0.021285908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4664182662964" calcext:value-type="float">
            <text:p>13.4664182663</text:p>
          </table:table-cell>
          <table:table-cell table:style-name="ce1" office:value-type="float" office:value="13.5125417709351" calcext:value-type="float">
            <text:p>13.5125417709</text:p>
          </table:table-cell>
          <table:table-cell table:style-name="ce1" office:value-type="float" office:value="0.0717132613062859" calcext:value-type="float">
            <text:p>0.0717132613</text:p>
          </table:table-cell>
          <table:table-cell table:style-name="ce1" office:value-type="float" office:value="0.496729373931885" calcext:value-type="float">
            <text:p>0.4967293739</text:p>
          </table:table-cell>
          <table:table-cell table:style-name="ce1" office:value-type="float" office:value="0.482100576162338" calcext:value-type="float">
            <text:p>0.4821005762</text:p>
          </table:table-cell>
          <table:table-cell table:style-name="ce1" office:value-type="float" office:value="0.0226509068161249" calcext:value-type="float">
            <text:p>0.022650906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4760446548462" calcext:value-type="float">
            <text:p>13.4760446548</text:p>
          </table:table-cell>
          <table:table-cell table:style-name="ce1" office:value-type="float" office:value="13.5125417709351" calcext:value-type="float">
            <text:p>13.5125417709</text:p>
          </table:table-cell>
          <table:table-cell table:style-name="ce1" office:value-type="float" office:value="0.0717132613062859" calcext:value-type="float">
            <text:p>0.0717132613</text:p>
          </table:table-cell>
          <table:table-cell table:style-name="ce1" office:value-type="float" office:value="0.493562757968903" calcext:value-type="float">
            <text:p>0.493562758</text:p>
          </table:table-cell>
          <table:table-cell table:style-name="ce1" office:value-type="float" office:value="0.482100576162338" calcext:value-type="float">
            <text:p>0.4821005762</text:p>
          </table:table-cell>
          <table:table-cell table:style-name="ce1" office:value-type="float" office:value="0.0226509068161249" calcext:value-type="float">
            <text:p>0.022650906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5951623916626" calcext:value-type="float">
            <text:p>13.5951623917</text:p>
          </table:table-cell>
          <table:table-cell table:style-name="ce1" office:value-type="float" office:value="13.5125417709351" calcext:value-type="float">
            <text:p>13.5125417709</text:p>
          </table:table-cell>
          <table:table-cell table:style-name="ce1" office:value-type="float" office:value="0.0717132613062859" calcext:value-type="float">
            <text:p>0.0717132613</text:p>
          </table:table-cell>
          <table:table-cell table:style-name="ce1" office:value-type="float" office:value="0.45600950717926" calcext:value-type="float">
            <text:p>0.4560095072</text:p>
          </table:table-cell>
          <table:table-cell table:style-name="ce1" office:value-type="float" office:value="0.482100576162338" calcext:value-type="float">
            <text:p>0.4821005762</text:p>
          </table:table-cell>
          <table:table-cell table:style-name="ce1" office:value-type="float" office:value="0.0226509068161249" calcext:value-type="float">
            <text:p>0.022650906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9.7352600097656" calcext:value-type="float">
            <text:p>19.7352600098</text:p>
          </table:table-cell>
          <table:table-cell table:style-name="ce1" office:value-type="float" office:value="19.5939235687256" calcext:value-type="float">
            <text:p>19.5939235687</text:p>
          </table:table-cell>
          <table:table-cell table:style-name="ce1" office:value-type="float" office:value="0.140219047665596" calcext:value-type="float">
            <text:p>0.1402190477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9.5916633605957" calcext:value-type="float">
            <text:p>19.5916633606</text:p>
          </table:table-cell>
          <table:table-cell table:style-name="ce1" office:value-type="float" office:value="19.5939235687256" calcext:value-type="float">
            <text:p>19.5939235687</text:p>
          </table:table-cell>
          <table:table-cell table:style-name="ce1" office:value-type="float" office:value="0.140219047665596" calcext:value-type="float">
            <text:p>0.1402190477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/>
          <table:table-cell table:style-name="ce1" office:value-type="string" calcext:value-type="string">
            <text:p>STANDARD</text:p>
          </table:table-cell>
          <table:table-cell table:style-name="ce1" office:value-type="float" office:value="19.4548492431641" calcext:value-type="float">
            <text:p>19.4548492432</text:p>
          </table:table-cell>
          <table:table-cell table:style-name="ce1" office:value-type="float" office:value="19.5939235687256" calcext:value-type="float">
            <text:p>19.5939235687</text:p>
          </table:table-cell>
          <table:table-cell table:style-name="ce1" office:value-type="float" office:value="0.140219047665596" calcext:value-type="float">
            <text:p>0.1402190477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692289352417" calcext:value-type="float">
            <text:p>12.6922893524</text:p>
          </table:table-cell>
          <table:table-cell table:style-name="ce1" office:value-type="float" office:value="12.8049650192261" calcext:value-type="float">
            <text:p>12.8049650192</text:p>
          </table:table-cell>
          <table:table-cell table:style-name="ce1" office:value-type="float" office:value="0.315058499574661" calcext:value-type="float">
            <text:p>0.3150584996</text:p>
          </table:table-cell>
          <table:table-cell table:style-name="ce1" office:value-type="float" office:value="0.83076012134552" calcext:value-type="float">
            <text:p>0.8307601213</text:p>
          </table:table-cell>
          <table:table-cell table:style-name="ce1" office:value-type="float" office:value="0.781772136688232" calcext:value-type="float">
            <text:p>0.7817721367</text:p>
          </table:table-cell>
          <table:table-cell table:style-name="ce1" office:value-type="float" office:value="0.154684856534004" calcext:value-type="float">
            <text:p>0.154684856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1608695983887" calcext:value-type="float">
            <text:p>13.1608695984</text:p>
          </table:table-cell>
          <table:table-cell table:style-name="ce1" office:value-type="float" office:value="12.8049650192261" calcext:value-type="float">
            <text:p>12.8049650192</text:p>
          </table:table-cell>
          <table:table-cell table:style-name="ce1" office:value-type="float" office:value="0.315058499574661" calcext:value-type="float">
            <text:p>0.3150584996</text:p>
          </table:table-cell>
          <table:table-cell table:style-name="ce1" office:value-type="float" office:value="0.608524918556213" calcext:value-type="float">
            <text:p>0.6085249186</text:p>
          </table:table-cell>
          <table:table-cell table:style-name="ce1" office:value-type="float" office:value="0.781772136688232" calcext:value-type="float">
            <text:p>0.7817721367</text:p>
          </table:table-cell>
          <table:table-cell table:style-name="ce1" office:value-type="float" office:value="0.154684856534004" calcext:value-type="float">
            <text:p>0.154684856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5617370605469" calcext:value-type="float">
            <text:p>12.5617370605</text:p>
          </table:table-cell>
          <table:table-cell table:style-name="ce1" office:value-type="float" office:value="12.8049650192261" calcext:value-type="float">
            <text:p>12.8049650192</text:p>
          </table:table-cell>
          <table:table-cell table:style-name="ce1" office:value-type="float" office:value="0.315058499574661" calcext:value-type="float">
            <text:p>0.3150584996</text:p>
          </table:table-cell>
          <table:table-cell table:style-name="ce1" office:value-type="float" office:value="0.906031489372253" calcext:value-type="float">
            <text:p>0.9060314894</text:p>
          </table:table-cell>
          <table:table-cell table:style-name="ce1" office:value-type="float" office:value="0.781772136688232" calcext:value-type="float">
            <text:p>0.7817721367</text:p>
          </table:table-cell>
          <table:table-cell table:style-name="ce1" office:value-type="float" office:value="0.154684856534004" calcext:value-type="float">
            <text:p>0.154684856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3054971694946" calcext:value-type="float">
            <text:p>13.3054971695</text:p>
          </table:table-cell>
          <table:table-cell table:style-name="ce1" office:value-type="float" office:value="13.2359809875488" calcext:value-type="float">
            <text:p>13.2359809875</text:p>
          </table:table-cell>
          <table:table-cell table:style-name="ce1" office:value-type="float" office:value="0.145979389548302" calcext:value-type="float">
            <text:p>0.1459793895</text:p>
          </table:table-cell>
          <table:table-cell table:style-name="ce1" office:value-type="float" office:value="0.552776575088501" calcext:value-type="float">
            <text:p>0.5527765751</text:p>
          </table:table-cell>
          <table:table-cell table:style-name="ce1" office:value-type="float" office:value="0.580752909183502" calcext:value-type="float">
            <text:p>0.5807529092</text:p>
          </table:table-cell>
          <table:table-cell table:style-name="ce1" office:value-type="float" office:value="0.0577388070523739" calcext:value-type="float">
            <text:p>0.057738807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0682363510132" calcext:value-type="float">
            <text:p>13.068236351</text:p>
          </table:table-cell>
          <table:table-cell table:style-name="ce1" office:value-type="float" office:value="13.2359809875488" calcext:value-type="float">
            <text:p>13.2359809875</text:p>
          </table:table-cell>
          <table:table-cell table:style-name="ce1" office:value-type="float" office:value="0.145979389548302" calcext:value-type="float">
            <text:p>0.1459793895</text:p>
          </table:table-cell>
          <table:table-cell table:style-name="ce1" office:value-type="float" office:value="0.647150695323944" calcext:value-type="float">
            <text:p>0.6471506953</text:p>
          </table:table-cell>
          <table:table-cell table:style-name="ce1" office:value-type="float" office:value="0.580752909183502" calcext:value-type="float">
            <text:p>0.5807529092</text:p>
          </table:table-cell>
          <table:table-cell table:style-name="ce1" office:value-type="float" office:value="0.0577388070523739" calcext:value-type="float">
            <text:p>0.057738807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3342113494873" calcext:value-type="float">
            <text:p>13.3342113495</text:p>
          </table:table-cell>
          <table:table-cell table:style-name="ce1" office:value-type="float" office:value="13.2359809875488" calcext:value-type="float">
            <text:p>13.2359809875</text:p>
          </table:table-cell>
          <table:table-cell table:style-name="ce1" office:value-type="float" office:value="0.145979389548302" calcext:value-type="float">
            <text:p>0.1459793895</text:p>
          </table:table-cell>
          <table:table-cell table:style-name="ce1" office:value-type="float" office:value="0.542331576347351" calcext:value-type="float">
            <text:p>0.5423315763</text:p>
          </table:table-cell>
          <table:table-cell table:style-name="ce1" office:value-type="float" office:value="0.580752909183502" calcext:value-type="float">
            <text:p>0.5807529092</text:p>
          </table:table-cell>
          <table:table-cell table:style-name="ce1" office:value-type="float" office:value="0.0577388070523739" calcext:value-type="float">
            <text:p>0.057738807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7568006515503" calcext:value-type="float">
            <text:p>13.7568006516</text:p>
          </table:table-cell>
          <table:table-cell table:style-name="ce1" office:value-type="float" office:value="13.7638006210327" calcext:value-type="float">
            <text:p>13.763800621</text:p>
          </table:table-cell>
          <table:table-cell table:style-name="ce1" office:value-type="float" office:value="0.0201602727174759" calcext:value-type="float">
            <text:p>0.0201602727</text:p>
          </table:table-cell>
          <table:table-cell table:style-name="ce1" office:value-type="float" office:value="0.409578502178192" calcext:value-type="float">
            <text:p>0.4095785022</text:p>
          </table:table-cell>
          <table:table-cell table:style-name="ce1" office:value-type="float" office:value="0.407702773809433" calcext:value-type="float">
            <text:p>0.4077027738</text:p>
          </table:table-cell>
          <table:table-cell table:style-name="ce1" office:value-type="float" office:value="0.00544369360432029" calcext:value-type="float">
            <text:p>0.005443693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7480716705322" calcext:value-type="float">
            <text:p>13.7480716705</text:p>
          </table:table-cell>
          <table:table-cell table:style-name="ce1" office:value-type="float" office:value="13.7638006210327" calcext:value-type="float">
            <text:p>13.763800621</text:p>
          </table:table-cell>
          <table:table-cell table:style-name="ce1" office:value-type="float" office:value="0.0201602727174759" calcext:value-type="float">
            <text:p>0.0201602727</text:p>
          </table:table-cell>
          <table:table-cell table:style-name="ce1" office:value-type="float" office:value="0.411960601806641" calcext:value-type="float">
            <text:p>0.4119606018</text:p>
          </table:table-cell>
          <table:table-cell table:style-name="ce1" office:value-type="float" office:value="0.407702773809433" calcext:value-type="float">
            <text:p>0.4077027738</text:p>
          </table:table-cell>
          <table:table-cell table:style-name="ce1" office:value-type="float" office:value="0.00544369360432029" calcext:value-type="float">
            <text:p>0.005443693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7865266799927" calcext:value-type="float">
            <text:p>13.78652668</text:p>
          </table:table-cell>
          <table:table-cell table:style-name="ce1" office:value-type="float" office:value="13.7638006210327" calcext:value-type="float">
            <text:p>13.763800621</text:p>
          </table:table-cell>
          <table:table-cell table:style-name="ce1" office:value-type="float" office:value="0.0201602727174759" calcext:value-type="float">
            <text:p>0.0201602727</text:p>
          </table:table-cell>
          <table:table-cell table:style-name="ce1" office:value-type="float" office:value="0.401569247245789" calcext:value-type="float">
            <text:p>0.4015692472</text:p>
          </table:table-cell>
          <table:table-cell table:style-name="ce1" office:value-type="float" office:value="0.407702773809433" calcext:value-type="float">
            <text:p>0.4077027738</text:p>
          </table:table-cell>
          <table:table-cell table:style-name="ce1" office:value-type="float" office:value="0.00544369360432029" calcext:value-type="float">
            <text:p>0.005443693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092547416687" calcext:value-type="float">
            <text:p>13.0925474167</text:p>
          </table:table-cell>
          <table:table-cell table:style-name="ce1" office:value-type="float" office:value="13.1215667724609" calcext:value-type="float">
            <text:p>13.1215667725</text:p>
          </table:table-cell>
          <table:table-cell table:style-name="ce1" office:value-type="float" office:value="0.0261293798685074" calcext:value-type="float">
            <text:p>0.0261293799</text:p>
          </table:table-cell>
          <table:table-cell table:style-name="ce1" office:value-type="float" office:value="0.63678240776062" calcext:value-type="float">
            <text:p>0.6367824078</text:p>
          </table:table-cell>
          <table:table-cell table:style-name="ce1" office:value-type="float" office:value="0.624686241149902" calcext:value-type="float">
            <text:p>0.6246862411</text:p>
          </table:table-cell>
          <table:table-cell table:style-name="ce1" office:value-type="float" office:value="0.0108801582828164" calcext:value-type="float">
            <text:p>0.010880158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1432285308838" calcext:value-type="float">
            <text:p>13.1432285309</text:p>
          </table:table-cell>
          <table:table-cell table:style-name="ce1" office:value-type="float" office:value="13.1215667724609" calcext:value-type="float">
            <text:p>13.1215667725</text:p>
          </table:table-cell>
          <table:table-cell table:style-name="ce1" office:value-type="float" office:value="0.0261293798685074" calcext:value-type="float">
            <text:p>0.0261293799</text:p>
          </table:table-cell>
          <table:table-cell table:style-name="ce1" office:value-type="float" office:value="0.615698754787445" calcext:value-type="float">
            <text:p>0.6156987548</text:p>
          </table:table-cell>
          <table:table-cell table:style-name="ce1" office:value-type="float" office:value="0.624686241149902" calcext:value-type="float">
            <text:p>0.6246862411</text:p>
          </table:table-cell>
          <table:table-cell table:style-name="ce1" office:value-type="float" office:value="0.0108801582828164" calcext:value-type="float">
            <text:p>0.010880158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128924369812" calcext:value-type="float">
            <text:p>13.1289243698</text:p>
          </table:table-cell>
          <table:table-cell table:style-name="ce1" office:value-type="float" office:value="13.1215667724609" calcext:value-type="float">
            <text:p>13.1215667725</text:p>
          </table:table-cell>
          <table:table-cell table:style-name="ce1" office:value-type="float" office:value="0.0261293798685074" calcext:value-type="float">
            <text:p>0.0261293799</text:p>
          </table:table-cell>
          <table:table-cell table:style-name="ce1" office:value-type="float" office:value="0.621577620506287" calcext:value-type="float">
            <text:p>0.6215776205</text:p>
          </table:table-cell>
          <table:table-cell table:style-name="ce1" office:value-type="float" office:value="0.624686241149902" calcext:value-type="float">
            <text:p>0.6246862411</text:p>
          </table:table-cell>
          <table:table-cell table:style-name="ce1" office:value-type="float" office:value="0.0108801582828164" calcext:value-type="float">
            <text:p>0.010880158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7387018203735" calcext:value-type="float">
            <text:p>13.7387018204</text:p>
          </table:table-cell>
          <table:table-cell table:style-name="ce1" office:value-type="float" office:value="13.5234155654907" calcext:value-type="float">
            <text:p>13.5234155655</text:p>
          </table:table-cell>
          <table:table-cell table:style-name="ce1" office:value-type="float" office:value="0.400222212076187" calcext:value-type="float">
            <text:p>0.4002222121</text:p>
          </table:table-cell>
          <table:table-cell table:style-name="ce1" office:value-type="float" office:value="0.414533019065857" calcext:value-type="float">
            <text:p>0.4145330191</text:p>
          </table:table-cell>
          <table:table-cell table:style-name="ce1" office:value-type="float" office:value="0.490185260772705" calcext:value-type="float">
            <text:p>0.4901852608</text:p>
          </table:table-cell>
          <table:table-cell table:style-name="ce1" office:value-type="float" office:value="0.138466492295265" calcext:value-type="float">
            <text:p>0.138466492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7699146270752" calcext:value-type="float">
            <text:p>13.7699146271</text:p>
          </table:table-cell>
          <table:table-cell table:style-name="ce1" office:value-type="float" office:value="13.5234155654907" calcext:value-type="float">
            <text:p>13.5234155655</text:p>
          </table:table-cell>
          <table:table-cell table:style-name="ce1" office:value-type="float" office:value="0.400222212076187" calcext:value-type="float">
            <text:p>0.4002222121</text:p>
          </table:table-cell>
          <table:table-cell table:style-name="ce1" office:value-type="float" office:value="0.406025618314743" calcext:value-type="float">
            <text:p>0.4060256183</text:p>
          </table:table-cell>
          <table:table-cell table:style-name="ce1" office:value-type="float" office:value="0.490185260772705" calcext:value-type="float">
            <text:p>0.4901852608</text:p>
          </table:table-cell>
          <table:table-cell table:style-name="ce1" office:value-type="float" office:value="0.138466492295265" calcext:value-type="float">
            <text:p>0.138466492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3.0616302490234" calcext:value-type="float">
            <text:p>13.061630249</text:p>
          </table:table-cell>
          <table:table-cell table:style-name="ce1" office:value-type="float" office:value="13.5234155654907" calcext:value-type="float">
            <text:p>13.5234155655</text:p>
          </table:table-cell>
          <table:table-cell table:style-name="ce1" office:value-type="float" office:value="0.400222212076187" calcext:value-type="float">
            <text:p>0.4002222121</text:p>
          </table:table-cell>
          <table:table-cell table:style-name="ce1" office:value-type="float" office:value="0.649997115135193" calcext:value-type="float">
            <text:p>0.6499971151</text:p>
          </table:table-cell>
          <table:table-cell table:style-name="ce1" office:value-type="float" office:value="0.490185260772705" calcext:value-type="float">
            <text:p>0.4901852608</text:p>
          </table:table-cell>
          <table:table-cell table:style-name="ce1" office:value-type="float" office:value="0.138466492295265" calcext:value-type="float">
            <text:p>0.138466492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100323677063" calcext:value-type="float">
            <text:p>12.1003236771</text:p>
          </table:table-cell>
          <table:table-cell table:style-name="ce1" office:value-type="float" office:value="12.17578125" calcext:value-type="float">
            <text:p>12.17578125</text:p>
          </table:table-cell>
          <table:table-cell table:style-name="ce1" office:value-type="float" office:value="0.105706296861172" calcext:value-type="float">
            <text:p>0.1057062969</text:p>
          </table:table-cell>
          <table:table-cell table:style-name="ce1" office:value-type="float" office:value="1.23104166984558" calcext:value-type="float">
            <text:p>1.2310416698</text:p>
          </table:table-cell>
          <table:table-cell table:style-name="ce1" office:value-type="float" office:value="1.17275154590607" calcext:value-type="float">
            <text:p>1.1727515459</text:p>
          </table:table-cell>
          <table:table-cell table:style-name="ce1" office:value-type="float" office:value="0.0807779654860497" calcext:value-type="float">
            <text:p>0.080777965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2965974807739" calcext:value-type="float">
            <text:p>12.2965974808</text:p>
          </table:table-cell>
          <table:table-cell table:style-name="ce1" office:value-type="float" office:value="12.17578125" calcext:value-type="float">
            <text:p>12.17578125</text:p>
          </table:table-cell>
          <table:table-cell table:style-name="ce1" office:value-type="float" office:value="0.105706296861172" calcext:value-type="float">
            <text:p>0.1057062969</text:p>
          </table:table-cell>
          <table:table-cell table:style-name="ce1" office:value-type="float" office:value="1.08054482936859" calcext:value-type="float">
            <text:p>1.0805448294</text:p>
          </table:table-cell>
          <table:table-cell table:style-name="ce1" office:value-type="float" office:value="1.17275154590607" calcext:value-type="float">
            <text:p>1.1727515459</text:p>
          </table:table-cell>
          <table:table-cell table:style-name="ce1" office:value-type="float" office:value="0.0807779654860497" calcext:value-type="float">
            <text:p>0.080777965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1304244995117" calcext:value-type="float">
            <text:p>12.1304244995</text:p>
          </table:table-cell>
          <table:table-cell table:style-name="ce1" office:value-type="float" office:value="12.17578125" calcext:value-type="float">
            <text:p>12.17578125</text:p>
          </table:table-cell>
          <table:table-cell table:style-name="ce1" office:value-type="float" office:value="0.105706296861172" calcext:value-type="float">
            <text:p>0.1057062969</text:p>
          </table:table-cell>
          <table:table-cell table:style-name="ce1" office:value-type="float" office:value="1.20666825771332" calcext:value-type="float">
            <text:p>1.2066682577</text:p>
          </table:table-cell>
          <table:table-cell table:style-name="ce1" office:value-type="float" office:value="1.17275154590607" calcext:value-type="float">
            <text:p>1.1727515459</text:p>
          </table:table-cell>
          <table:table-cell table:style-name="ce1" office:value-type="float" office:value="0.0807779654860497" calcext:value-type="float">
            <text:p>0.080777965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5.6539125442505" calcext:value-type="float">
            <text:p>15.6539125443</text:p>
          </table:table-cell>
          <table:table-cell table:style-name="ce1" office:value-type="float" office:value="15.3989973068237" calcext:value-type="float">
            <text:p>15.3989973068</text:p>
          </table:table-cell>
          <table:table-cell table:style-name="ce1" office:value-type="float" office:value="0.429353654384613" calcext:value-type="float">
            <text:p>0.4293536544</text:p>
          </table:table-cell>
          <table:table-cell table:style-name="ce1" office:value-type="float" office:value="0.116137452423573" calcext:value-type="float">
            <text:p>0.1161374524</text:p>
          </table:table-cell>
          <table:table-cell table:style-name="ce1" office:value-type="float" office:value="0.141531825065613" calcext:value-type="float">
            <text:p>0.1415318251</text:p>
          </table:table-cell>
          <table:table-cell table:style-name="ce1" office:value-type="float" office:value="0.0430396348237991" calcext:value-type="float">
            <text:p>0.043039634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4.9032888412476" calcext:value-type="float">
            <text:p>14.9032888412</text:p>
          </table:table-cell>
          <table:table-cell table:style-name="ce1" office:value-type="float" office:value="15.3989973068237" calcext:value-type="float">
            <text:p>15.3989973068</text:p>
          </table:table-cell>
          <table:table-cell table:style-name="ce1" office:value-type="float" office:value="0.429353654384613" calcext:value-type="float">
            <text:p>0.4293536544</text:p>
          </table:table-cell>
          <table:table-cell table:style-name="ce1" office:value-type="float" office:value="0.191225692629814" calcext:value-type="float">
            <text:p>0.1912256926</text:p>
          </table:table-cell>
          <table:table-cell table:style-name="ce1" office:value-type="float" office:value="0.141531825065613" calcext:value-type="float">
            <text:p>0.1415318251</text:p>
          </table:table-cell>
          <table:table-cell table:style-name="ce1" office:value-type="float" office:value="0.0430396348237991" calcext:value-type="float">
            <text:p>0.0430396348</text:p>
          </table:table-cell>
          <table:table-cell table:style-name="ce1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5.6397886276245" calcext:value-type="float">
            <text:p>15.6397886276</text:p>
          </table:table-cell>
          <table:table-cell table:style-name="ce1" office:value-type="float" office:value="15.3989973068237" calcext:value-type="float">
            <text:p>15.3989973068</text:p>
          </table:table-cell>
          <table:table-cell table:style-name="ce1" office:value-type="float" office:value="0.429353654384613" calcext:value-type="float">
            <text:p>0.4293536544</text:p>
          </table:table-cell>
          <table:table-cell table:style-name="ce1" office:value-type="float" office:value="0.117232330143452" calcext:value-type="float">
            <text:p>0.1172323301</text:p>
          </table:table-cell>
          <table:table-cell table:style-name="ce1" office:value-type="float" office:value="0.141531825065613" calcext:value-type="float">
            <text:p>0.1415318251</text:p>
          </table:table-cell>
          <table:table-cell table:style-name="ce1" office:value-type="float" office:value="0.0430396348237991" calcext:value-type="float">
            <text:p>0.043039634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3713788986206" calcext:value-type="float">
            <text:p>12.3713788986</text:p>
          </table:table-cell>
          <table:table-cell table:style-name="ce1" office:value-type="float" office:value="12.3003206253052" calcext:value-type="float">
            <text:p>12.3003206253</text:p>
          </table:table-cell>
          <table:table-cell table:style-name="ce1" office:value-type="float" office:value="0.106630444526672" calcext:value-type="float">
            <text:p>0.1066304445</text:p>
          </table:table-cell>
          <table:table-cell table:style-name="ce1" office:value-type="float" office:value="1.02817356586456" calcext:value-type="float">
            <text:p>1.0281735659</text:p>
          </table:table-cell>
          <table:table-cell table:style-name="ce1" office:value-type="float" office:value="1.07970285415649" calcext:value-type="float">
            <text:p>1.0797028542</text:p>
          </table:table-cell>
          <table:table-cell table:style-name="ce1" office:value-type="float" office:value="0.0779260769486427" calcext:value-type="float">
            <text:p>0.077926076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1777105331421" calcext:value-type="float">
            <text:p>12.1777105331</text:p>
          </table:table-cell>
          <table:table-cell table:style-name="ce1" office:value-type="float" office:value="12.3003206253052" calcext:value-type="float">
            <text:p>12.3003206253</text:p>
          </table:table-cell>
          <table:table-cell table:style-name="ce1" office:value-type="float" office:value="0.106630444526672" calcext:value-type="float">
            <text:p>0.1066304445</text:p>
          </table:table-cell>
          <table:table-cell table:style-name="ce1" office:value-type="float" office:value="1.16935038566589" calcext:value-type="float">
            <text:p>1.1693503857</text:p>
          </table:table-cell>
          <table:table-cell table:style-name="ce1" office:value-type="float" office:value="1.07970285415649" calcext:value-type="float">
            <text:p>1.0797028542</text:p>
          </table:table-cell>
          <table:table-cell table:style-name="ce1" office:value-type="float" office:value="0.0779260769486427" calcext:value-type="float">
            <text:p>0.077926076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3518724441528" calcext:value-type="float">
            <text:p>12.3518724442</text:p>
          </table:table-cell>
          <table:table-cell table:style-name="ce1" office:value-type="float" office:value="12.3003206253052" calcext:value-type="float">
            <text:p>12.3003206253</text:p>
          </table:table-cell>
          <table:table-cell table:style-name="ce1" office:value-type="float" office:value="0.106630444526672" calcext:value-type="float">
            <text:p>0.1066304445</text:p>
          </table:table-cell>
          <table:table-cell table:style-name="ce1" office:value-type="float" office:value="1.04158461093903" calcext:value-type="float">
            <text:p>1.0415846109</text:p>
          </table:table-cell>
          <table:table-cell table:style-name="ce1" office:value-type="float" office:value="1.07970285415649" calcext:value-type="float">
            <text:p>1.0797028542</text:p>
          </table:table-cell>
          <table:table-cell table:style-name="ce1" office:value-type="float" office:value="0.0779260769486427" calcext:value-type="float">
            <text:p>0.077926076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/>
          <table:table-cell table:style-name="ce1" office:value-type="string" calcext:value-type="string">
            <text:p>NTC</text:p>
          </table:table-cell>
          <table:table-cell table:style-name="ce1" office:value-type="float" office:value="34.2310485839844" calcext:value-type="float">
            <text:p>34.231048584</text:p>
          </table:table-cell>
          <table:table-cell table:style-name="ce1" office:value-type="float" office:value="33.6541137695312" calcext:value-type="float">
            <text:p>33.6541137695</text:p>
          </table:table-cell>
          <table:table-cell table:style-name="ce1" office:value-type="float" office:value="0.815911710262299" calcext:value-type="float">
            <text:p>0.8159117103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/>
          <table:table-cell table:style-name="ce1" office:value-type="string" calcext:value-type="string">
            <text:p>NTC</text:p>
          </table:table-cell>
          <table:table-cell table:style-name="ce1" office:value-type="float" office:value="33.0771751403809" calcext:value-type="float">
            <text:p>33.0771751404</text:p>
          </table:table-cell>
          <table:table-cell table:style-name="ce1" office:value-type="float" office:value="33.6541137695312" calcext:value-type="float">
            <text:p>33.6541137695</text:p>
          </table:table-cell>
          <table:table-cell table:style-name="ce1" office:value-type="float" office:value="0.815911710262299" calcext:value-type="float">
            <text:p>0.8159117103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/>
          <table:table-cell table:style-name="ce1" office:value-type="string" calcext:value-type="string">
            <text:p>NTC</text:p>
          </table:table-cell>
          <table:table-cell table:style-name="ce1" office:value-type="string" calcext:value-type="string">
            <text:p>Undetermined</text:p>
          </table:table-cell>
          <table:table-cell table:style-name="ce1" office:value-type="float" office:value="33.6541137695312" calcext:value-type="float">
            <text:p>33.6541137695</text:p>
          </table:table-cell>
          <table:table-cell table:style-name="ce1" office:value-type="float" office:value="0.815911710262299" calcext:value-type="float">
            <text:p>0.8159117103</text:p>
          </table:table-cell>
          <table:table-cell table:style-name="ce1" table:number-columns-repeated="4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7277641296387" calcext:value-type="float">
            <text:p>12.7277641296</text:p>
          </table:table-cell>
          <table:table-cell table:style-name="ce1" office:value-type="float" office:value="12.8104629516602" calcext:value-type="float">
            <text:p>12.8104629517</text:p>
          </table:table-cell>
          <table:table-cell table:style-name="ce1" office:value-type="float" office:value="0.0941510275006294" calcext:value-type="float">
            <text:p>0.0941510275</text:p>
          </table:table-cell>
          <table:table-cell table:style-name="ce1" office:value-type="float" office:value="0.811409831047058" calcext:value-type="float">
            <text:p>0.811409831</text:p>
          </table:table-cell>
          <table:table-cell table:style-name="ce1" office:value-type="float" office:value="0.769028246402741" calcext:value-type="float">
            <text:p>0.7690282464</text:p>
          </table:table-cell>
          <table:table-cell table:style-name="ce1" office:value-type="float" office:value="0.0476247072219849" calcext:value-type="float">
            <text:p>0.047624707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790696144104" calcext:value-type="float">
            <text:p>12.7906961441</text:p>
          </table:table-cell>
          <table:table-cell table:style-name="ce1" office:value-type="float" office:value="12.8104629516602" calcext:value-type="float">
            <text:p>12.8104629517</text:p>
          </table:table-cell>
          <table:table-cell table:style-name="ce1" office:value-type="float" office:value="0.0941510275006294" calcext:value-type="float">
            <text:p>0.0941510275</text:p>
          </table:table-cell>
          <table:table-cell table:style-name="ce1" office:value-type="float" office:value="0.77818489074707" calcext:value-type="float">
            <text:p>0.7781848907</text:p>
          </table:table-cell>
          <table:table-cell table:style-name="ce1" office:value-type="float" office:value="0.769028246402741" calcext:value-type="float">
            <text:p>0.7690282464</text:p>
          </table:table-cell>
          <table:table-cell table:style-name="ce1" office:value-type="float" office:value="0.0476247072219849" calcext:value-type="float">
            <text:p>0.047624707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12.9129276275635" calcext:value-type="float">
            <text:p>12.9129276276</text:p>
          </table:table-cell>
          <table:table-cell table:style-name="ce1" office:value-type="float" office:value="12.8104629516602" calcext:value-type="float">
            <text:p>12.8104629517</text:p>
          </table:table-cell>
          <table:table-cell table:style-name="ce1" office:value-type="float" office:value="0.0941510275006294" calcext:value-type="float">
            <text:p>0.0941510275</text:p>
          </table:table-cell>
          <table:table-cell table:style-name="ce1" office:value-type="float" office:value="0.717490077018738" calcext:value-type="float">
            <text:p>0.717490077</text:p>
          </table:table-cell>
          <table:table-cell table:style-name="ce1" office:value-type="float" office:value="0.769028246402741" calcext:value-type="float">
            <text:p>0.7690282464</text:p>
          </table:table-cell>
          <table:table-cell table:style-name="ce1" office:value-type="float" office:value="0.0476247072219849" calcext:value-type="float">
            <text:p>0.047624707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N</text:p>
          </table:table-cell>
          <table:table-cell table:number-columns-repeated="101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0" meta:object-count="0"/>
    <meta:generator>LibreOffice/5.0.5.2$MacOSX_X86_64 LibreOffice_project/55b006a02d247b5f7215fc6ea0fde844b30035b3</meta:generator>
  </office:meta>
</office:document-meta>
</file>